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lancing Research</text:p>
      <text:p text:style-name="Standard"/>
      <text:p text:style-name="Standard">This document will analyse our game to work out what method would work best for balancing and what state we're aiming to achieve by the end.</text:p>
      <text:p text:style-name="Standard"/>
      <text:p text:style-name="Standard">The first consideration would probably be what are we balancing against. In this case, since the game is single player, we're balancing the difficulty of progression throughout the game. The main obstacles to the player would be the dinosaurs, and their own food supply. These two are directly linked as the dinosaurs actually are the food supply but will still be adjustable seperately. How much food is used would also determine how much food needs to be hunted, with that further affectinghow many dinosaurs need hunting and how strong they need to be. This is something that will also change depending on how well equipped the player is.</text:p>
      <text:p text:style-name="Standard"/>
      <text:p text:style-name="Standard">Next, Determinism-aka, whether or not an action from a set game state will always cause the same result. For example in our games context, would you always get the same amount of resource from each one? In our games case, at the moment it is and probably should stay so. Costs and rewards don't currently vary, buildings and equipment always cost the same amount and the same is true for how many resources would drop.</text:p>
      <text:p text:style-name="Standard"/>
      <text:p text:style-name="Standard">Next is solvability-aka, is there one solution that will always work? The answer here is no, in fact this is something we were deliberately trying to avoid since the brief states that there should be multiple solutions. Monsters can be hunted at range, or in melee or both. Alongside that, hunters can be poorly or heavily equipped, alone or in large groups, ect, ect. There are a few things that will always be required-the hunters will need enough health and/or armour to survive attack (mitigated further <text:s/>with ranged weapons that keep them out of harms way), enough damage to bring down the dinosaurs before they themselves are eaten and enough speed to keep up with the dinosaurs should they decide to leave. Food is mostly a problem solved in the same way but it can be obtained by hunting any type of dino. This allows players to prioritise larger forces that have to hunt constantly, or smaller, elite ones that don't have to do as much but will have a harder time recovering if they lose villagers.</text:p>
      <text:p text:style-name="Standard"/>
      <text:p text:style-name="Standard">Pacing is up next. It's planned to be a game that can be played for quite a few hours so progression will want to be on the slow side, with later progression being harder and slower than at the start. The dinosaurs should drop the resources needed to build or craft in relatively small amounts. Food should be relatively plentifull early on and the rate of consumption low however, since hunting is mostly going to be difficult. The basic dinosaurs will drop food and very small amounts of bone. As the easiest to hunt, food won't be a problem early on but they'll also likely get their numbers thinned equally early. All other dinosaurs will drop food, but in much lower amounts since they mainly drop their specific resource.</text:p>
      <text:p text:style-name="Standard"><text:line-break/>Speaking of, resource progression. The current order is Wood, Bone, Stone, Metal, Crystal. Each resource will be harder to get than the last, with the later ones (metal and crystal specifically) especially being harvested from significantly stronger dinosaurs. Each resource will also have a small focus to it. Wooden gear is the all rounder, with no particular strength or weakness (apart from generally low stats). Bone is lightweight and allows the villagers using the equipment to move and attack faster but with only small increases to defence. The speed boost would also make it usefull as general armour for the other villagers, especially since bone isn't used much in building so players should likely have some left over. Stone is heavy, severely slowing the user and only attacking slowly but has good damage and providing a significant boost to their users health. Metal is attack focused, losing a little in speed for a large boost to damage output and defence very close to stone. Crystal is the rarest resource and will have very high overall stats, but is also range focused, with both the melee and ranged weapons having significantly greater range than their <text:soft-page-break/>equivalents.</text:p>
      <text:p text:style-name="Standard"/>
      <text:p text:style-name="Standard">Combat progression and organisation will be another significant consideration. The player has two methods of combat-ranged and melee. This will depend entirely on how they have equipped their hunters, if a hunter has a ranged weapon it'll attack from outside of the dinosaurs range, assuming the dinosaur doesn't move in to attack them. If a hunter has a melee weapon, they'll have to go right up to the dinosaur (though this still depends on the reach of their weapon since the stone spear and crystal lance will have a slightly better reach). If left here, there'd be no reason to not use ranged weapons. To help balance this, ranged weapons will have significantly less damage or slower fire rates. This should encourage players to make use of all their options, with combined forces being a good option, having heavily armoured melee hunters distract their targets while ranged units that can have thinner, cheaper armour supplement their damage. However, this shouldn't be the only option as stated above. Mobs of melee hunters will work, doing large amounts of damage but possibly encurring heavy losses if they can't quickly bring down their target or don't have good armour. Depending on the target, smaller forces of heavily equipped ranged hunters should also be a valid strategy, able to cut down the dinosaurs before they reach them.</text:p>
      <text:p text:style-name="Standard"/>
      <text:p text:style-name="Standard">The dinosaurs will have their stats decided using the same rules as their resources. Wood are all rounders with low stats since they're carrying a very common building material and are intended to be hunted early on. Bone are a lot faster and might actually be rather dangerous to fight early, but have low defence. Stone dinosaurs are slow due to the large amount of wieght they carry but can take large amounts of damage. Players should have to be well equipped or have large hunting groups before taking them on. Metal should have high attack, and be very difficult to take on due to their valuable drops. Crystal will be the bosses of the game so will be very hard to kill, and deal respectably high damage. </text:p>
      <text:p text:style-name="Standard"/>
      <text:p text:style-name="Standard">Sites used for info on balancing:</text:p>
      <text:p text:style-name="Standard">https://gamebalanceconcepts.wordpress.com/2010/07/07/level-1-intro-to-game-balance/</text:p>
      <text:p text:style-name="Standard">https://gamedesignconcepts.wordpress.com/2009/08/20/level-16-game-balance/</text:p>
      <text:p text:style-name="Standard">https://www.gamasutra.com/blogs/DanFelder/20151012/251443/Design_101_Balancing_Games.php</text:p>
      <text:p text:style-name="Standard">http://archive.gamedev.net/archive/reference/design/features/ba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4M52S</meta:editing-duration>
    <meta:editing-cycles>14</meta:editing-cycles>
    <meta:generator>OpenOffice/4.1.0$Win32 OpenOffice.org_project/410m18$Build-9764</meta:generator>
    <dc:date>2018-02-19T15:31:02.45</dc:date>
    <meta:document-statistic meta:table-count="0" meta:image-count="0" meta:object-count="0" meta:page-count="2" meta:paragraph-count="14" meta:word-count="1073" meta:character-count="6545"/>
    <meta:user-defined meta:name="Info 1"/>
    <meta:user-defined meta:name="Info 2"/>
    <meta:user-defined meta:name="Info 3"/>
    <meta:user-defined meta:name="Info 4"/>
  </office:meta>
</office:document-meta>
</file>